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1" fo:font-size="6pt" fo:letter-spacing="normal" fo:font-style="normal" style:text-underline-style="none" fo:font-weight="normal" style:font-name-asian="Lato1" style:font-size-asian="6pt" style:font-style-asian="normal" style:font-weight-asian="normal" style:font-name-complex="Lato1" style:font-size-complex="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-25% 58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-25% 58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font-style="normal" style:text-underline-style="solid" style:text-underline-width="auto" style:text-underline-color="font-color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font-style="normal" style:text-underline-style="none" fo:font-weight="bold" style:font-name-asian="Lato1" style:font-size-asian="11pt" style:font-style-asian="normal" style:font-weight-asian="bold" style:font-name-complex="Lato1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1" fo:color="#595959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1" fo:color="#595959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What is Data Ethics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edro - phsm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 da responsabilidade sobre os dados" draw:style-name="dp1" draw:master-page-name="TITLE_5f_AND_5f_BODY" presentation:presentation-page-layout-name="AL2T1">
        <draw:frame draw:name="Shape 92" presentation:style-name="pr4" draw:text-style-name="P5" draw:layer="layout" svg:width="22.92cm" svg:height="1.486cm" svg:x="2.026cm" svg:y="3.663cm" presentation:class="title" presentation:user-transformed="true">
          <draw:text-box>
            <text:p text:style-name="P1"><text:span text:style-name="T3">O Problema da responsabilidade sobre os dados</text:span></text:p>
          </draw:text-box>
        </draw:frame>
        <draw:frame draw:name="Shape 93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Uso de volumes de dados cada vez maior</text:span></text:p>
              </text:list-item>
              <text:list-item>
                <text:p text:style-name="P6"><text:span text:style-name="T4">Interação humana menor</text:span></text:p>
              </text:list-item>
              <text:list-item>
                <text:p text:style-name="P6"><text:span text:style-name="T4">Algoritmos complexo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balancear problemas éticos e efeito social?" draw:style-name="dp1" draw:master-page-name="TITLE_5f_AND_5f_BODY" presentation:presentation-page-layout-name="AL2T1">
        <draw:frame draw:name="Shape 98" presentation:style-name="pr4" draw:text-style-name="P5" draw:layer="layout" svg:width="22.502cm" svg:height="1.486cm" svg:x="2.026cm" svg:y="3.663cm" presentation:class="title" presentation:user-transformed="true">
          <draw:text-box>
            <text:p text:style-name="P1"><text:span text:style-name="T3">Como balancear problemas éticos e efeito social?</text:span></text:p>
          </draw:text-box>
        </draw:frame>
        <draw:frame draw:name="Shape 9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Revolta social devido a uso indevido dos dado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5">Grandes restrições para evitar problemas sociai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5">Redução do alcance da tecnologia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7">
              <text:list-item>
                <text:p text:style-name="P9"><text:span text:style-name="T4">Construção da Ética de Dados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ica de Dados" draw:style-name="dp1" draw:master-page-name="TITLE_5f_AND_5f_BODY" presentation:presentation-page-layout-name="AL2T1">
        <draw:frame draw:name="Shape 10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Ética de Dados</text:span></text:p>
          </draw:text-box>
        </draw:frame>
        <draw:frame draw:name="Shape 10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Baseada na Ética da Computação e Informação (vantagens para os dois lados)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5">Incorpora a “tradição de boas éticas” a Ética de Dados</text:span></text:p>
                  </text:list-item>
                  <text:list-item>
                    <text:p text:style-name="P6"><text:span text:style-name="T5">Refina o “nível de abstração” (LoA) da Ética da Computação e Informaçã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5">As mudanças de LoA sempre provocaram grandes revoluções levaram a evolução da Ética da Computação e Informação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Nivel de Abstração</text:span></text:p>
                <text:list>
                  <text:list-item>
                    <text:p text:style-name="P6"><text:span text:style-name="T5">Especificam os elementos de um sistema a serem analisados</text:span></text:p>
                  </text:list-item>
                </text:list>
              </text:list-item>
              <text:list-item>
                <text:p text:style-name="P6"><text:span text:style-name="T4">LoA</text:span><text:span text:style-name="T7">I</text:span><text:span text:style-name="T4"> (information-centric) → LoA</text:span><text:span text:style-name="T7">D</text:span><text:span text:style-name="T4"> (data-centric)</text:span></text:p>
                <text:list>
                  <text:list-item>
                    <text:p text:style-name="P6"><text:span text:style-name="T5">LoA</text:span><text:span text:style-name="T8">I</text:span><text:span text:style-name="T5"> → Problemas causados pelo que o hardware faz com o software e dados</text:span></text:p>
                  </text:list-item>
                  <text:list-item>
                    <text:p text:style-name="P6"><text:span text:style-name="T5">LoA</text:span><text:span text:style-name="T8">D</text:span><text:span text:style-name="T5"> → Foco nas “dimensões morais” dos dados (privacidade, anonimato, transparência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ica de Dados" draw:style-name="dp1" draw:master-page-name="TITLE_5f_AND_5f_BODY" presentation:presentation-page-layout-name="AL2T1">
        <draw:frame draw:name="Shape 11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Ética de Dados</text:span></text:p>
          </draw:text-box>
        </draw:frame>
        <draw:frame draw:name="Shape 111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10"><text:span text:style-name="T4">É divida conceitualmente em três eixo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Problemas morais relacionados aos dados → Ética </text:span><text:span text:style-name="T9">dos</text:span><text:span text:style-name="T5"> Dado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5">Geração, processamento, compartilhamento, uso, etc</text:span></text:p>
                      </text:list-item>
                      <text:list-item>
                        <text:p text:style-name="P10"><text:span text:style-name="T5">Quantidade de dados não importa</text:span></text:p>
                      </text:list-item>
                    </text:list>
                  </text:list-item>
                  <text:list-item>
                    <text:p text:style-name="P10"><text:span text:style-name="T5">Ética dos Algoritmos</text:span></text:p>
                    <text:list>
                      <text:list-item>
                        <text:p text:style-name="P10"><text:span text:style-name="T5">IA, </text:span><text:span text:style-name="T10">ML</text:span><text:span text:style-name="T5">, robótica, etc</text:span></text:p>
                      </text:list-item>
                      <text:list-item>
                        <text:p text:style-name="P10"><text:span text:style-name="T5">Responsabilidade moral de designers e cientistas de dados</text:span></text:p>
                      </text:list-item>
                    </text:list>
                  </text:list-item>
                  <text:list-item>
                    <text:p text:style-name="P10"><text:span text:style-name="T5">Ética das práticas</text:span></text:p>
                    <text:list>
                      <text:list-item>
                        <text:p text:style-name="P10"><text:span text:style-name="T5">Inovação, programação, hacking, etc</text:span></text:p>
                      </text:list-item>
                      <text:list-item>
                        <text:p text:style-name="P10"><text:span text:style-name="T5">Questões de responsabilidade das organizações e indivídu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5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Shape 11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thics for Big Data and Analytics</text:span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6" presentation:class="page"/>
          <draw:frame draw:name="Shape 11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s de Ética e Conduta" draw:style-name="dp1" draw:master-page-name="TITLE_5f_AND_5f_BODY" presentation:presentation-page-layout-name="AL2T1">
        <draw:frame draw:name="Shape 1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ódigos de Ética e Conduta</text:span></text:p>
          </draw:text-box>
        </draw:frame>
        <draw:frame draw:name="Shape 122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10"><text:span text:style-name="T4">Conjunto de especificações que define como os processos e ações devem ser operados</text:span></text:p>
              </text:list-item>
              <text:list-item>
                <text:p text:style-name="P10"><text:span text:style-name="T4">Modo que as organizações usam para manifestar ética em suas ações</text:span></text:p>
              </text:list-item>
              <text:list-item>
                <text:p text:style-name="P10"><text:span text:style-name="T4">Preferencialmente, deve ser usado por todos os indivíduos da organização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Nem todos seguem os códigos</text:span></text:p>
                  </text:list-item>
                </text:list>
              </text:list-item>
            </text:list>
            <text:p text:style-name="P11"><text:span text:style-name="T4"/></text:p>
            <text:p text:style-name="P12"><text:span text:style-name="T4"/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7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is códigos de ética devem ser usados na área de Big Data?" draw:style-name="dp1" draw:master-page-name="TITLE_5f_AND_5f_BODY" presentation:presentation-page-layout-name="AL2T1">
        <draw:frame draw:name="Shape 12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Quais códigos de ética devem ser usados na área de Big Data?</text:span></text:p>
          </draw:text-box>
        </draw:frame>
        <draw:frame draw:name="Shape 128" presentation:style-name="pr5" draw:text-style-name="P8" draw:layer="layout" svg:width="22.213cm" svg:height="5.505cm" svg:x="2.026cm" svg:y="6.55cm" presentation:class="outline" presentation:user-transformed="true">
          <draw:text-box>
            <text:list text:style-name="L4">
              <text:list-item>
                <text:p text:style-name="P10"><text:span text:style-name="T4">Código de Ética da Computação? <text:s/>→ Alguns problema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Ética da Computação é inadequada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5">Falta de especificidade</text:span></text:p>
                      </text:list-item>
                      <text:list-item>
                        <text:p text:style-name="P10"><text:span text:style-name="T5">Artefato observado é a computação (não os dados)</text:span></text:p>
                      </text:list-item>
                    </text:list>
                  </text:list-item>
                  <text:list-item>
                    <text:p text:style-name="P10"><text:span text:style-name="T5">Já existem alguns Códigos de Ética usados pela Big Data</text:span></text:p>
                  </text:list-item>
                </text:list>
              </text:list-item>
            </text:list>
            <text:p text:style-name="P11"><text:span text:style-name="T4"/></text:p>
            <text:p text:style-name="P12"><text:span text:style-name="T4"/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8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Ética Próprio" draw:style-name="dp1" draw:master-page-name="TITLE_5f_AND_5f_BODY" presentation:presentation-page-layout-name="AL2T1">
        <draw:frame draw:name="Shape 13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ódigo de Ética Próprio</text:span></text:p>
          </draw:text-box>
        </draw:frame>
        <draw:frame draw:name="Shape 134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10"><text:span text:style-name="T4">A existência de <text:s/>códigos de diferentes áreas sugere: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Disciplinaridade da área</text:span></text:p>
                  </text:list-item>
                  <text:list-item>
                    <text:p text:style-name="P10"><text:span text:style-name="T5">Algumas não derivam da computação (pesquisa, estatística, etc)</text:span></text:p>
                  </text:list-item>
                  <text:list-item>
                    <text:p text:style-name="P10"><text:span text:style-name="T5">Definição de vocabulário próprio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9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5.1.0.3$Linux_X86_64 LibreOffice_project/</meta:generator>
  </office:meta>
</office:document-meta>
</file>